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b050" fo:font-family="Calibri"/>
    </style:style>
    <style:style style:name="ACE-3" style:family="table-cell" style:data-style-name="General">
      <style:table-cell-properties fo:background-color="#ff0000" gnm:background-colour="#ff00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Verdana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183.8pt" style:use-optimal-column-width="false"/>
    </style:style>
    <style:style style:name="ACOL-2" style:family="table-column">
      <style:table-column-properties style:column-width="15.75pt" style:use-optimal-column-width="false"/>
    </style:style>
    <style:style style:name="ACOL-3" style:family="table-column">
      <style:table-column-properties style:column-width="18.75pt" style:use-optimal-column-width="false"/>
    </style:style>
    <style:style style:name="ACOL-4" style:family="table-column">
      <style:table-column-properties style:column-width="103.5pt" style:use-optimal-column-width="false"/>
    </style:style>
    <style:style style:name="ACOL-5" style:family="table-column">
      <style:table-column-properties style:column-width="17.25pt" style:use-optimal-column-width="false"/>
    </style:style>
    <style:style style:name="ACOL-6" style:family="table-column">
      <style:table-column-properties style:column-width="19.48pt" style:use-optimal-column-width="false"/>
    </style:style>
    <style:style style:name="ACOL-7" style:family="table-column">
      <style:table-column-properties style:column-width="22.5pt" style:use-optimal-column-width="false"/>
    </style:style>
    <style:style style:name="ACOL-8" style:family="table-column">
      <style:table-column-properties style:column-width="21.74pt" style:use-optimal-column-width="false"/>
    </style:style>
    <style:style style:name="ACOL-9" style:family="table-column">
      <style:table-column-properties style:column-width="117pt" style:use-optimal-column-width="false"/>
    </style:style>
    <style:style style:name="ACOL-10" style:family="table-column">
      <style:table-column-properties style:column-width="114pt" style:use-optimal-column-width="false"/>
    </style:style>
    <style:style style:name="ACOL-11" style:family="table-column">
      <style:table-column-properties style:column-width="29.98pt" style:use-optimal-column-width="false"/>
    </style:style>
    <style:style style:name="ACOL-12" style:family="table-column">
      <style:table-column-properties style:column-width="47.99pt" style:use-optimal-column-width="true"/>
    </style:style>
    <style:style style:name="ACOL-13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6" table:style-name="ACOL-2" table:number-columns-repeated="5"/>
        <table:table-column table:default-cell-style-name="ACE-6" table:style-name="ACOL-3"/>
        <table:table-column table:default-cell-style-name="ACE-6" table:style-name="ACOL-2" table:number-columns-repeated="4"/>
        <table:table-column table:default-cell-style-name="ACE-6" table:style-name="ACOL-4"/>
        <table:table-column table:default-cell-style-name="ACE-6" table:style-name="ACOL-5"/>
        <table:table-column table:default-cell-style-name="ACE-6" table:style-name="ACOL-2"/>
        <table:table-column table:default-cell-style-name="ACE-6" table:style-name="ACOL-6"/>
        <table:table-column table:default-cell-style-name="ACE-6" table:style-name="ACOL-2" table:number-columns-repeated="3"/>
        <table:table-column table:default-cell-style-name="ACE-6" table:style-name="ACOL-7"/>
        <table:table-column table:default-cell-style-name="ACE-6" table:style-name="ACOL-8" table:number-columns-repeated="2"/>
        <table:table-column table:default-cell-style-name="ACE-6" table:style-name="ACOL-9"/>
        <table:table-column table:default-cell-style-name="ACE-6" table:style-name="ACOL-10"/>
        <table:table-column table:default-cell-style-name="ACE-6" table:style-name="ACOL-11" table:number-columns-repeated="2"/>
        <table:table-column table:default-cell-style-name="ACE-6" table:style-name="ACOL-12"/>
        <table:table-column table:default-cell-style-name="ACE-1" table:style-name="ACOL-0" table:number-columns-repeated="16358"/>
        <table:table-row table:style-name="AROW-0">
          <table:table-cell table:style-name="ACE-0" office:value-type="string">
            <text:p>AP Chapter 5 Program Set</text:p>
          </table:table-cell>
          <table:table-cell table:number-columns-repeated="25" table:style-name="ACE-6"/>
          <table:table-cell table:number-columns-repeated="16358" table:style-name="ACE-1"/>
        </table:table-row>
        <table:table-row table:style-name="AROW-0">
          <table:table-cell table:style-name="ACE-1" office:value-type="string">
            <text:p>Badarzynski, Brad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4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Bendinsky, Eli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3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Blaine, Jared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4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Dougherty, Josh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Girish, Janvi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Jones, Ethan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4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Page, Chris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Paterson, Scott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Roth, Jake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4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Smith, Ben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3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Tewari, Pooja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4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Tissue, Will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Withers, Porter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3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Yoder, Garret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 office:value-type="string">
            <text:p>Young, Noah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6"/>
          <table:table-cell table:style-name="ACE-3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number-columns-repeated="12" table:style-name="ACE-6"/>
          <table:table-cell table:number-columns-repeated="2" table:style-name="ACE-8"/>
          <table:table-cell table:style-name="ACE-7"/>
          <table:table-cell table:style-name="ACE-6"/>
          <table:table-cell table:style-name="ACE-2"/>
          <table:table-cell table:number-columns-repeated="16358" table:style-name="ACE-1"/>
        </table:table-row>
        <table:table-row table:style-name="AROW-0">
          <table:table-cell table:style-name="ACE-1"/>
          <table:table-cell table:style-name="ACE-5"/>
          <table:table-cell table:number-columns-repeated="4" table:style-name="ACE-6"/>
          <table:table-cell table:style-name="ACE-7"/>
          <table:table-cell table:number-columns-repeated="18" table:style-name="ACE-6"/>
          <table:table-cell table:style-name="ACE-2"/>
          <table:table-cell table:number-columns-repeated="16358" table:style-name="ACE-1"/>
        </table:table-row>
        <table:table-row table:style-name="AROW-0" table:number-rows-repeated="4">
          <table:table-cell table:style-name="ACE-1"/>
          <table:table-cell table:number-columns-repeated="24" table:style-name="ACE-6"/>
          <table:table-cell table:style-name="ACE-2"/>
          <table:table-cell table:number-columns-repeated="16358" table:style-name="ACE-1"/>
        </table:table-row>
        <table:table-row table:style-name="AROW-0" table:number-rows-repeated="1048555">
          <table:table-cell table:number-columns-repeated="1638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1" gnm:cursor-row="5">
          <gnm:selection gnm:start-col="11" gnm:start-row="5" gnm:end-col="11" gnm:end-row="5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9" table:style-name="ACOL-0" table:number-columns-repeated="16384"/>
        <table:table-row table:style-name="AROW-0" table:number-rows-repeated="1048576">
          <table:table-cell table:number-columns-repeated="16384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" table:style-name="ACOL-0" table:number-columns-repeated="16384"/>
        <table:table-row table:style-name="AROW-0" table:number-rows-repeated="1048576">
          <table:table-cell table:number-columns-repeated="16384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21.6pt" fo:margin-bottom="21.6pt" fo:margin-left="50.4pt" fo:margin-right="50.4pt" fo:page-width="791.9999826986959pt" fo:page-height="611.9999826986959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  <style:page-layout style:name="pl-1" style:page-usage="all">
      <style:page-layout-properties fo:margin-top="21.6pt" fo:margin-bottom="21.6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  <style:page-layout style:name="pl-2" style:page-usage="all">
      <style:page-layout-properties fo:margin-top="21.6pt" fo:margin-bottom="21.6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0-16T17:24:32Z</dc:date>
    <meta:user-defined meta:name="dc:publisher" meta:value-type="string"/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06-09-16T00:00:00Z</meta:creation-date>
    <meta:generator>gnumeric/1.12.17</meta:generator>
    <meta:initial-creator/>
    <meta:user-defined meta:name="xlsx:HyperlinksChanged" meta:value-type="boolean">false</meta:user-defined>
    <meta:user-defined meta:name="xlsx:SharedDoc" meta:value-type="boolean">false</meta:user-defined>
  </office:meta>
</office:document-meta>
</file>